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8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Grp</text:p>
          </table:table-cell>
          <table:table-cell table:style-name="ce1" office:value-type="string" calcext:value-type="string">
            <text:p>Acc</text:p>
          </table:table-cell>
          <table:table-cell table:style-name="ce1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5" office:value-type="string" calcext:value-type="string">
            <text:p>Bolig</text:p>
          </table:table-cell>
          <table:table-cell table:style-name="ce2" table:number-columns-repeated="101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" office:value-type="string" calcext:value-type="string">
            <text:p>Faste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å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usforsikri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enovatio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kortstensfej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rundej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jendomssk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jendomsværdisk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ndboforsikri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Opmagasineri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usleje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" office:value-type="string" calcext:value-type="string">
            <text:p>Forbrug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a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an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l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" office:value-type="string" calcext:value-type="string">
            <text:p>Reparation</text:p>
          </table:table-cell>
          <table:table-cell table:style-name="ce3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g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s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installationer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4" office:value-type="string" calcext:value-type="string">
            <text:p>Indkøb + div</text:p>
          </table:table-cell>
          <table:table-cell table:style-name="ce3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dretning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jælpemidler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terialer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lytning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5" office:value-type="string" calcext:value-type="string">
            <text:p>Bil</text:p>
          </table:table-cell>
          <table:table-cell table:style-name="ce2" table:number-columns-repeated="101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" office:value-type="string" calcext:value-type="string">
            <text:p>Faste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rsikri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r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utohjælp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Forbrug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rkering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" office:value-type="string" calcext:value-type="string">
            <text:p>Værksted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para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Øvrige</text:p>
          </table:table-cell>
          <table:table-cell table:style-name="ce4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yn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5" office:value-type="string" calcext:value-type="string">
            <text:p>Øvrige</text:p>
          </table:table-cell>
          <table:table-cell table:style-name="ce2" table:number-columns-repeated="101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agforening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s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TV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cen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tfli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v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iaplay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B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Yousee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obiltlf</text:p>
          </table:table-cell>
          <table:table-cell table:style-name="ce3"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Net</text:p>
          </table:table-cell>
          <table:table-cell table:style-name="ce3"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Bank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-lå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ndre renter/gebyr 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Underholdning</text:p>
          </table:table-cell>
          <table:table-cell table:style-name="ce3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øger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ograf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ater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oncert/musik</text:p>
          </table:table-cell>
          <table:table-cell table:style-name="ce1" table:number-columns-repeated="1017"/>
        </table:table-row>
        <table:table-row table:style-name="ro1" table:number-rows-repeated="2">
          <table:table-cell table:style-name="ce1" table:number-columns-repeated="1021"/>
        </table:table-row>
        <table:table-row table:style-name="ro1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Sundhed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pote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sykolo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o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ræning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y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andlæg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Ostep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isø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Optiker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Ferie</text:p>
          </table:table-cell>
          <table:table-cell table:style-name="ce3"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Div</text:p>
          </table:table-cell>
          <table:table-cell table:style-name="ce3"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Gadget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t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usi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mputer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5" office:value-type="string" calcext:value-type="string">
            <text:p>Leve</text:p>
          </table:table-cell>
          <table:table-cell table:style-name="ce2" table:number-columns-repeated="101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Mad</text:p>
          </table:table-cell>
          <table:table-cell table:style-name="ce3"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Tøj</text:p>
          </table:table-cell>
          <table:table-cell table:style-name="ce3"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Cafe/rest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afe/ba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estaur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ake-away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RANSPORT, KONTORART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+CAFE MERE OPDE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PORT FOR MANGE ENTRIES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-00-0000</text:date>, <text:time style:data-style-name="N2" text:time-value="0000-00-00T00:00:01.046467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8:35:55</meta:creation-date>
    <dc:date>2013-08-18T11:34:29.988761788</dc:date>
    <meta:editing-duration>P5DT17H23M2S</meta:editing-duration>
    <meta:editing-cycles>23</meta:editing-cycles>
    <meta:generator>LibreOffice/4.1.0.4$Linux_X86_64 LibreOffice_project/410$Build-4</meta:generator>
    <meta:document-statistic meta:table-count="1" meta:cell-count="168" meta:object-count="0"/>
  </office:meta>
</office:document-meta>
</file>